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code">
      <style:text-properties fo:font-weight="bold" style:font-weight-asian="bold" style:font-weight-complex="bold"/>
    </style:style>
    <style:style style:name="P2" style:family="paragraph" style:parent-style-name="code">
      <style:text-properties fo:color="#0000ff" fo:font-weight="bold" style:font-weight-asian="bold" style:font-weight-complex="bold"/>
    </style:style>
    <style:style style:name="P3" style:family="paragraph" style:parent-style-name="Standard">
      <style:text-properties officeooo:rsid="0011afad" officeooo:paragraph-rsid="0011afad"/>
    </style:style>
    <style:style style:name="P4" style:family="paragraph" style:parent-style-name="Standard">
      <style:text-properties officeooo:rsid="00137a8d" officeooo:paragraph-rsid="00137a8d"/>
    </style:style>
    <style:style style:name="P5" style:family="paragraph" style:parent-style-name="Standard">
      <style:text-properties officeooo:rsid="0015f87e" officeooo:paragraph-rsid="0015f87e"/>
    </style:style>
    <style:style style:name="P6" style:family="paragraph" style:parent-style-name="Text_20_body" style:list-style-name="List_20_3"/>
    <style:style style:name="P7" style:family="paragraph" style:parent-style-name="Text_20_body" style:list-style-name="List_20_3">
      <style:text-properties officeooo:paragraph-rsid="00159dc9"/>
    </style:style>
    <style:style style:name="P8" style:family="paragraph" style:parent-style-name="Text_20_body" style:list-style-name="L1"/>
    <style:style style:name="P9" style:family="paragraph" style:parent-style-name="Text_20_body">
      <style:text-properties officeooo:rsid="00102fd4" officeooo:paragraph-rsid="00102fd4"/>
    </style:style>
    <style:style style:name="P10" style:family="paragraph" style:parent-style-name="Text_20_body">
      <style:text-properties officeooo:paragraph-rsid="00102fd4"/>
    </style:style>
    <style:style style:name="P11" style:family="paragraph" style:parent-style-name="Text_20_body">
      <style:text-properties officeooo:rsid="0011afad" officeooo:paragraph-rsid="0011afad"/>
    </style:style>
    <style:style style:name="P12" style:family="paragraph" style:parent-style-name="Text_20_body">
      <style:text-properties officeooo:paragraph-rsid="0011afad"/>
    </style:style>
    <style:style style:name="P13" style:family="paragraph" style:parent-style-name="Text_20_body">
      <style:text-properties officeooo:rsid="00159dc9" officeooo:paragraph-rsid="00159dc9"/>
    </style:style>
    <style:style style:name="P14" style:family="paragraph" style:parent-style-name="Text_20_body">
      <style:text-properties officeooo:rsid="0015f87e" officeooo:paragraph-rsid="0015f87e"/>
    </style:style>
    <style:style style:name="P15" style:family="paragraph" style:parent-style-name="code">
      <style:text-properties fo:font-weight="bold" style:font-weight-asian="bold" style:font-weight-complex="bold"/>
    </style:style>
    <style:style style:name="P16" style:family="paragraph" style:parent-style-name="code">
      <style:text-properties fo:font-weight="bold" officeooo:paragraph-rsid="00137a8d" style:font-weight-asian="bold" style:font-weight-complex="bold"/>
    </style:style>
    <style:style style:name="P17" style:family="paragraph" style:parent-style-name="code">
      <style:text-properties fo:font-weight="bold" officeooo:rsid="00159dc9" officeooo:paragraph-rsid="00159dc9" style:font-weight-asian="bold" style:font-weight-complex="bold"/>
    </style:style>
    <style:style style:name="P18" style:family="paragraph" style:parent-style-name="code">
      <style:text-properties fo:font-weight="bold" officeooo:paragraph-rsid="00159dc9" style:font-weight-asian="bold" style:font-weight-complex="bold"/>
    </style:style>
    <style:style style:name="P19" style:family="paragraph" style:parent-style-name="code">
      <style:text-properties officeooo:rsid="00102fd4" officeooo:paragraph-rsid="00102fd4"/>
    </style:style>
    <style:style style:name="P20" style:family="paragraph" style:parent-style-name="code">
      <style:text-properties officeooo:paragraph-rsid="00102fd4"/>
    </style:style>
    <style:style style:name="P21" style:family="paragraph" style:parent-style-name="code">
      <style:text-properties officeooo:paragraph-rsid="0011afad"/>
    </style:style>
    <style:style style:name="P22" style:family="paragraph" style:parent-style-name="code">
      <style:text-properties fo:color="#000000" fo:font-weight="normal" officeooo:rsid="0011afad" officeooo:paragraph-rsid="0011afad" style:font-weight-asian="normal" style:font-weight-complex="normal"/>
    </style:style>
    <style:style style:name="P23" style:family="paragraph" style:parent-style-name="code">
      <style:text-properties officeooo:paragraph-rsid="00137a8d"/>
    </style:style>
    <style:style style:name="P24" style:family="paragraph" style:parent-style-name="code">
      <style:text-properties fo:color="#0000ff" fo:font-weight="bold" style:font-weight-asian="bold" style:font-weight-complex="bold"/>
    </style:style>
    <style:style style:name="P25" style:family="paragraph" style:parent-style-name="code">
      <style:text-properties fo:color="#0000ff" fo:font-weight="bold" officeooo:rsid="00159dc9" officeooo:paragraph-rsid="00159dc9" style:font-weight-asian="bold" style:font-weight-complex="bold"/>
    </style:style>
    <style:style style:name="P26" style:family="paragraph" style:parent-style-name="Heading_20_3">
      <style:text-properties officeooo:paragraph-rsid="00102fd4"/>
    </style:style>
    <style:style style:name="P27" style:family="paragraph" style:parent-style-name="Contents_20_4">
      <style:paragraph-properties>
        <style:tab-stops>
          <style:tab-stop style:position="15.503cm" style:type="right" style:leader-style="dotted" style:leader-text="."/>
        </style:tab-stops>
      </style:paragraph-propertie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7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normal" officeooo:rsid="00102fd4" style:font-style-asian="normal" style:font-style-complex="normal"/>
    </style:style>
    <style:style style:name="T3" style:family="text">
      <style:text-properties fo:color="#0000ff"/>
    </style:style>
    <style:style style:name="T4" style:family="text">
      <style:text-properties fo:color="#0000ff" fo:font-weight="bold" style:font-weight-asian="bold" style:font-weight-complex="bold"/>
    </style:style>
    <style:style style:name="T5" style:family="text">
      <style:text-properties fo:color="#0000ff" fo:font-style="normal" fo:font-weight="bold"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fo:color="#000000" fo:font-style="normal" fo:font-weight="normal" style:font-style-asian="normal" style:font-weight-asian="normal" style:font-style-complex="normal" style:font-weight-complex="normal"/>
    </style:style>
    <style:style style:name="T8" style:family="text">
      <style:text-properties fo:font-style="italic" style:font-style-asian="italic" style:font-style-complex="italic"/>
    </style:style>
    <style:style style:name="T9" style:family="text">
      <style:text-properties officeooo:rsid="000ea0b9"/>
    </style:style>
    <style:style style:name="T10" style:family="text">
      <style:text-properties officeooo:rsid="000f13ad"/>
    </style:style>
    <style:style style:name="T11" style:family="text">
      <style:text-properties officeooo:rsid="00102fd4"/>
    </style:style>
    <style:style style:name="T12" style:family="text">
      <style:text-properties officeooo:rsid="0011afad"/>
    </style:style>
    <style:style style:name="T13" style:family="text">
      <style:text-properties officeooo:rsid="00137a8d"/>
    </style:style>
    <style:style style:name="T14" style:family="text">
      <style:text-properties officeooo:rsid="001535e8"/>
    </style:style>
    <style:style style:name="T15" style:family="text">
      <style:text-properties officeooo:rsid="00159dc9"/>
    </style:style>
    <style:style style:name="T16" style:family="text">
      <style:text-properties officeooo:rsid="0015f87e"/>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28"><text:a xlink:type="simple" xlink:href="#__RefHeading__2501_1205897651" text:style-name="Internet_20_link" text:visited-style-name="Internet_20_link">1. </text:a>Javascript<text:tab/>1</text:p>
          <text:p text:style-name="P29"><text:a xlink:type="simple" xlink:href="#__RefHeading__2503_1205897651" text:style-name="Internet_20_link" text:visited-style-name="Internet_20_link">1.1. </text:a>Ziele<text:tab/>1</text:p>
          <text:p text:style-name="P29"><text:a xlink:type="simple" xlink:href="#__RefHeading__2505_1205897651" text:style-name="Internet_20_link" text:visited-style-name="Internet_20_link">1.2. </text:a>Javascript einbauen<text:tab/>1</text:p>
          <text:p text:style-name="P29"><text:a xlink:type="simple" xlink:href="#__RefHeading__2507_1205897651" text:style-name="Internet_20_link" text:visited-style-name="Internet_20_link">1.3. </text:a>Javascript programmieren<text:tab/>2</text:p>
          <text:p text:style-name="P30"><text:a xlink:type="simple" xlink:href="#__RefHeading__1405_1807165772" text:style-name="Internet_20_link" text:visited-style-name="Internet_20_link">1.3.1. </text:a>Installieren Sie node.js<text:tab/>2</text:p>
          <text:p text:style-name="P30"><text:a xlink:type="simple" xlink:href="#__RefHeading__2509_1205897651" text:style-name="Internet_20_link" text:visited-style-name="Internet_20_link">1.3.2. </text:a>Variablen<text:tab/>3</text:p>
          <text:p text:style-name="P30"><text:a xlink:type="simple" xlink:href="#__RefHeading__2511_1205897651" text:style-name="Internet_20_link" text:visited-style-name="Internet_20_link">1.3.3. </text:a>Operatoren<text:tab/>3</text:p>
          <text:p text:style-name="P27"><text:a xlink:type="simple" xlink:href="#__RefHeading__2513_1205897651" text:style-name="Internet_20_link" text:visited-style-name="Internet_20_link">1.3.3.1</text:a>Stringoperatoren<text:tab/>3</text:p>
          <text:p text:style-name="P27"><text:a xlink:type="simple" xlink:href="#__RefHeading__2590_1205897651" text:style-name="Internet_20_link" text:visited-style-name="Internet_20_link">1.3.3.2</text:a>Umwandlungen<text:tab/>4</text:p>
          <text:p text:style-name="P30"><text:a xlink:type="simple" xlink:href="#__RefHeading__2592_1205897651" text:style-name="Internet_20_link" text:visited-style-name="Internet_20_link">1.3.4. </text:a>Kontrollstrukturen<text:tab/>4</text:p>
          <text:p text:style-name="P30"><text:a xlink:type="simple" xlink:href="#__RefHeading__2594_1205897651" text:style-name="Internet_20_link" text:visited-style-name="Internet_20_link">1.3.5. </text:a>Arrays<text:tab/>5</text:p>
          <text:p text:style-name="P30"><text:a xlink:type="simple" xlink:href="#__RefHeading__2596_1205897651" text:style-name="Internet_20_link" text:visited-style-name="Internet_20_link">1.3.6. </text:a>Funktionen<text:tab/>6</text:p>
          <text:p text:style-name="P30"><text:a xlink:type="simple" xlink:href="#__RefHeading__1407_1807165772" text:style-name="Internet_20_link" text:visited-style-name="Internet_20_link">1.3.7. </text:a>Callbacks<text:tab/>8</text:p>
          <text:p text:style-name="P30"><text:a xlink:type="simple" xlink:href="#__RefHeading__1409_1807165772" text:style-name="Internet_20_link" text:visited-style-name="Internet_20_link">1.3.8. </text:a>Callback als Parameter<text:tab/>8</text:p>
          <text:p text:style-name="P30"><text:a xlink:type="simple" xlink:href="#__RefHeading__2673_1205897651" text:style-name="Internet_20_link" text:visited-style-name="Internet_20_link">1.3.9. </text:a>Objekte (vgl. Kap. 13)<text:tab/>9</text:p>
          <text:p text:style-name="P30"><text:a xlink:type="simple" xlink:href="#__RefHeading__1411_1807165772" text:style-name="Internet_20_link" text:visited-style-name="Internet_20_link">1.3.10. </text:a>Vererbung<text:tab/>11</text:p>
          <text:p text:style-name="P29"><text:a xlink:type="simple" xlink:href="#__RefHeading__2675_1205897651" text:style-name="Internet_20_link" text:visited-style-name="Internet_20_link">1.4. </text:a>Nützliches: Datum, Zufall, Fenster<text:tab/>12</text:p>
          <text:p text:style-name="P29"><text:a xlink:type="simple" xlink:href="#__RefHeading__2677_1205897651" text:style-name="Internet_20_link" text:visited-style-name="Internet_20_link">1.5. </text:a>+Formulare<text:tab/>12</text:p>
        </text:index-body>
      </text:table-of-content>
      <text:p text:style-name="Text_20_body"/>
      <text:h text:style-name="Heading_20_1" text:outline-level="1" text:restart-numbering="true" text:start-value="-1"><text:bookmark-start text:name="__RefHeading__2501_1205897651"/>Javascript<text:bookmark-end text:name="__RefHeading__2501_1205897651"/></text:h>
      <text:h text:style-name="Heading_20_2" text:outline-level="2"><text:bookmark-start text:name="__RefHeading__2503_1205897651"/>Ziele<text:bookmark-end text:name="__RefHeading__2503_1205897651"/></text:h>
      <text:list xml:id="list8988109274008584146" text:style-name="List_20_3">
        <text:list-item>
          <text:p text:style-name="P6">Javascript verwenden können</text:p>
        </text:list-item>
        <text:list-item>
          <text:p text:style-name="P6">Quellen:</text:p>
          <text:list>
            <text:list-item>
              <text:p text:style-name="P6"><text:a xlink:type="simple" xlink:href="http://openbook.galileocomputing.de/javascript_ajax">http://openbook.galileocomputing.de/javascript_ajax</text:a></text:p>
            </text:list-item>
            <text:list-item>
              <text:p text:style-name="P6"/>
            </text:list-item>
          </text:list>
        </text:list-item>
      </text:list>
      <text:h text:style-name="Heading_20_2" text:outline-level="2"><text:bookmark-start text:name="__RefHeading__2505_1205897651"/>Javascript einbauen<text:bookmark-end text:name="__RefHeading__2505_1205897651"/></text:h>
      <text:p text:style-name="Text_20_body"><text:span text:style-name="Citation"><text:span text:style-name="T1">Als Entwicklungswerkzeug verwenden wir zunächst einen Texteditor und einen Web-Browser.</text:span></text:span></text:p>
      <text:p text:style-name="Text_20_body"><text:span text:style-name="Citation"><text:span text:style-name="T1">Javascript kann an mehreren Stellen in einem HTML-Dokument stehen. Sehen Sie hier zunächst ein Beispiel.</text:span></text:span></text:p>
      <text:p text:style-name="Text_20_body"><text:span text:style-name="Citation"><text:span text:style-name="T1"/></text:span></text:p>
      <text:p text:style-name="Text_20_body"><text:span text:style-name="Citation"><text:span text:style-name="T1">Erstellen Sie den Ordner: 01-js-einbauen</text:span></text:span></text:p>
      <text:p text:style-name="Text_20_body"><text:span text:style-name="Citation"><text:span text:style-name="T1">Datei: index.html</text:span></text:span></text:p>
      <text:p text:style-name="code">&lt;!DOCTYPE html&gt;</text:p>
      <text:p text:style-name="code">&lt;html&gt;</text:p>
      <text:p text:style-name="code">&lt;head&gt;</text:p>
      <text:p text:style-name="code">&lt;title&gt;JavaScript in HTML einbauen&lt;/title&gt;</text:p>
      <text:p text:style-name="code">&lt;/head&gt;</text:p>
      <text:p text:style-name="code"/>
      <text:p text:style-name="code">&lt;body&gt;</text:p>
      <text:p text:style-name="code">&lt;h1&gt;JS in html einbauen&lt;/h1&gt;</text:p>
      <text:p text:style-name="code"/>
      <text:p text:style-name="code">&lt;h2&gt;1. intern: script ...&lt;/h2&gt;</text:p>
      <text:p text:style-name="P2"><text:soft-page-break/>&lt;script language="JavaScript"&gt;</text:p>
      <text:p text:style-name="P2"><text:tab/>document.write("Hello, JavaScript!");</text:p>
      <text:p text:style-name="P2">&lt;/script&gt;</text:p>
      <text:p text:style-name="code"/>
      <text:p text:style-name="code">&lt;h2&gt;2. JS extern script src= ...&lt;/h2&gt;</text:p>
      <text:p text:style-name="P2">&lt;script language="JavaScript" src="js/mycode.js"&gt;</text:p>
      <text:p text:style-name="P2">&lt;/script&gt;</text:p>
      <text:p text:style-name="code"/>
      <text:p text:style-name="code">&lt;h2&gt;3. JS a href...&lt;/h2&gt;</text:p>
      <text:p text:style-name="P2">&lt;a href="javascript:window.alert('JS mit &lt;a href... aufgerufen:');"&gt;click me&lt;/a&gt;</text:p>
      <text:p text:style-name="code"/>
      <text:p text:style-name="code"/>
      <text:p text:style-name="code">&lt;h2&gt;4. JS a href...onclick-Event&lt;/h2&gt;</text:p>
      <text:p text:style-name="P2">&lt;a href="http://openbook.galileocomputing.de/javascript_ajax" onclick="alert(</text:p>
      <text:p text:style-name="P2">'Auf Wiedersehen');"&gt;openbook.galileocomputing.de/javascript_ajax&lt;/a&gt;</text:p>
      <text:p text:style-name="code"/>
      <text:p text:style-name="code">&lt;/body&gt;</text:p>
      <text:p text:style-name="code">&lt;/html&gt;</text:p>
      <text:p text:style-name="code"/>
      <text:p text:style-name="Text_20_body"><text:span text:style-name="Citation"><text:span text:style-name="T1"/></text:span></text:p>
      <text:p text:style-name="Text_20_body"><text:span text:style-name="Citation"><text:span text:style-name="T1">Datei: js/mycode.js</text:span></text:span></text:p>
      <text:p text:style-name="code"><text:span text:style-name="Citation"><text:span text:style-name="T1">document.write("File js/mycode.js: Hello!");</text:span></text:span></text:p>
      <text:p text:style-name="Text_20_body"><text:span text:style-name="Citation"><text:span text:style-name="T1"/></text:span></text:p>
      <text:p text:style-name="Text_20_body"><text:span text:style-name="Citation"><text:span text:style-name="T1">Wie Sie sehen kann man JS </text:span></text:span></text:p>
      <text:list xml:id="list8957800043469354471" text:style-name="L1">
        <text:list-item>
          <text:p text:style-name="P8"><text:span text:style-name="Citation"><text:span text:style-name="T1">direkt ins HTML-Dokument schreiben, oder</text:span></text:span></text:p>
        </text:list-item>
        <text:list-item>
          <text:p text:style-name="P8"><text:span text:style-name="Citation"><text:span text:style-name="T1">auf eine externe JS-Datei verweisen</text:span></text:span></text:p>
        </text:list-item>
        <text:list-item>
          <text:p text:style-name="P8"><text:span text:style-name="Citation"><text:span text:style-name="T1">als Hyper-Link</text:span></text:span></text:p>
        </text:list-item>
        <text:list-item>
          <text:p text:style-name="P8"><text:span text:style-name="Citation"><text:span text:style-name="T1">Event gesteuert</text:span></text:span></text:p>
        </text:list-item>
      </text:list>
      <text:p text:style-name="Text_20_body"><text:span text:style-name="Citation"><text:span text:style-name="T1"/></text:span></text:p>
      <text:p text:style-name="Text_20_body"><text:span text:style-name="Citation"><text:span text:style-name="T1">Ö</text:span></text:span><text:span text:style-name="Citation"><text:span text:style-name="T2">ffnen Sie die index.html Datei mit Ihrem Web-Browser.</text:span></text:span></text:p>
      <text:p text:style-name="Text_20_body"><text:span text:style-name="Citation"><text:span text:style-name="T2"/></text:span></text:p>
      <text:p text:style-name="Text_20_body"><text:span text:style-name="Citation"><text:span text:style-name="T1"/></text:span></text:p>
      <text:h text:style-name="Heading_20_2" text:outline-level="2"><text:bookmark-start text:name="__RefHeading__2507_1205897651"/><text:span text:style-name="Citation"><text:span text:style-name="T1">Javascript programmieren</text:span></text:span><text:bookmark-end text:name="__RefHeading__2507_1205897651"/></text:h>
      <text:p text:style-name="Text_20_body"><text:span text:style-name="Citation"><text:span text:style-name="T1">Ordner: 02-js-programmieren</text:span></text:span></text:p>
      <text:p text:style-name="Text_20_body"><text:span text:style-name="Citation"><text:span text:style-name="T1"/></text:span></text:p>
      <text:p text:style-name="Text_20_body"><text:a xlink:type="simple" xlink:href="http://openbook.galileocomputing.de/javascript_ajax/04_programmieren_001.htm"><text:span text:style-name="Citation"><text:span text:style-name="T1">http://openbook.galileocomputing.de/javascript_ajax/04_programmieren_001.htm</text:span></text:span></text:a></text:p>
      <text:p text:style-name="Text_20_body"><text:span text:style-name="Citation"><text:span text:style-name="T1"/></text:span></text:p>
      <text:h text:style-name="P26" text:outline-level="3"><text:bookmark-start text:name="__RefHeading__1405_1807165772"/><text:span text:style-name="Citation"><text:span text:style-name="T2">Installieren Sie node.js</text:span></text:span><text:bookmark-end text:name="__RefHeading__1405_1807165772"/></text:h>
      <text:p text:style-name="P10"><text:span text:style-name="Citation"><text:span text:style-name="T2">Siehe: </text:span></text:span><text:a xlink:type="simple" xlink:href="http://Nodejs.org/"><text:span text:style-name="Citation"><text:span text:style-name="T2">http://Nodejs.org</text:span></text:span></text:a></text:p>
      <text:p text:style-name="P10"><text:span text:style-name="Citation"><text:span text:style-name="T2"/></text:span></text:p>
      <text:p text:style-name="P10"><text:span text:style-name="Citation"><text:span text:style-name="T2"/></text:span></text:p>
      <text:h text:style-name="Heading_20_3" text:outline-level="3"><text:bookmark-start text:name="__RefHeading__2509_1205897651"/><text:soft-page-break/><text:span text:style-name="Citation"><text:span text:style-name="T1">Variablen</text:span></text:span><text:bookmark-end text:name="__RefHeading__2509_1205897651"/></text:h>
      <text:p text:style-name="Text_20_body"><text:span text:style-name="Citation"><text:span text:style-name="T1">Namensgebung: vgl. C</text:span></text:span></text:p>
      <text:p text:style-name="Text_20_body"><text:span text:style-name="Citation"><text:span text:style-name="T1">Deklaration und Initialisierung mit </text:span></text:span><text:span text:style-name="Citation"><text:span text:style-name="T5">var</text:span></text:span></text:p>
      <text:p text:style-name="Text_20_body"><text:span text:style-name="Citation"><text:span text:style-name="T5"/></text:span></text:p>
      <text:p text:style-name="Text_20_body"><text:span text:style-name="Citation"><text:span text:style-name="T7">Beispiele:</text:span></text:span></text:p>
      <text:p text:style-name="code"><text:span text:style-name="Citation"><text:span text:style-name="T7">var anzAutos= 1;</text:span></text:span></text:p>
      <text:p text:style-name="code"><text:span text:style-name="Citation"><text:span text:style-name="T7">var gewicht= 70.50;</text:span></text:span></text:p>
      <text:p text:style-name="code"><text:span text:style-name="Citation"><text:span text:style-name="T7">var sName= "Hallo, Welt";</text:span></text:span></text:p>
      <text:p text:style-name="code"><text:span text:style-name="Citation"><text:span text:style-name="T7">var sName= 'Hallo, Welt';</text:span></text:span></text:p>
      <text:p text:style-name="code"><text:span text:style-name="Citation"><text:span text:style-name="T7">var sName= "Hallo's, Welt";</text:span></text:span></text:p>
      <text:p text:style-name="code"><text:span text:style-name="Citation"><text:span text:style-name="T7">var sName= 'Hallo\'s, Welt';</text:span></text:span></text:p>
      <text:p text:style-name="code"><text:span text:style-name="Citation"><text:span text:style-name="T7">var bFertig= true;</text:span></text:span></text:p>
      <text:p text:style-name="Text_20_body"><text:span text:style-name="Citation"><text:span text:style-name="T7"/></text:span></text:p>
      <text:h text:style-name="Heading_20_3" text:outline-level="3"><text:bookmark-start text:name="__RefHeading__2511_1205897651"/><text:span text:style-name="Citation"><text:span text:style-name="T7">Operatoren</text:span></text:span><text:bookmark-end text:name="__RefHeading__2511_1205897651"/></text:h>
      <text:p text:style-name="Text_20_body"><text:span text:style-name="Citation"><text:span text:style-name="T7">Vgl. C</text:span></text:span></text:p>
      <text:p text:style-name="Text_20_body"><text:span text:style-name="Citation"><text:span text:style-name="T7">Beispiele:</text:span></text:span></text:p>
      <text:p text:style-name="code">var punktVorStrich = 1 + 2 * 3;</text:p>
      <text:p text:style-name="code"/>
      <text:p text:style-name="code"/>
      <text:p text:style-name="code">var t = true;</text:p>
      <text:p text:style-name="code">var f = false;</text:p>
      <text:p text:style-name="code">var bool1 = t &amp;&amp; f; <text:s/>//liefert false</text:p>
      <text:p text:style-name="code"/>
      <text:p text:style-name="code">x&lt;y</text:p>
      <text:p text:style-name="code">x==y</text:p>
      <text:p text:style-name="code">x!=y</text:p>
      <text:p text:style-name="code"/>
      <text:p text:style-name="Text_20_body"><text:span text:style-name="Citation"><text:span text:style-name="T7"/></text:span></text:p>
      <text:h text:style-name="Heading_20_4" text:outline-level="4"><text:bookmark-start text:name="__RefHeading__2513_1205897651"/><text:span text:style-name="Citation"><text:span text:style-name="T7">Stringoperatoren</text:span></text:span><text:bookmark-end text:name="__RefHeading__2513_1205897651"/></text:h>
      <text:p text:style-name="Text_20_body"><text:span text:style-name="Citation"><text:span text:style-name="T7"/></text:span></text:p>
      <text:p text:style-name="code">var vorne = "Galileo";</text:p>
      <text:p text:style-name="code">var hinten = "Press";</text:p>
      <text:p text:style-name="code">var Verlag = vorne <text:span text:style-name="T4">+ " " +</text:span> hinten; <text:s/>//liefert "Galileo Press"</text:p>
      <text:p text:style-name="code"/>
      <text:p text:style-name="code"/>
      <text:p text:style-name="code">var z = "Galileo press";</text:p>
      <text:p text:style-name="code">var a = z.<text:span text:style-name="T4">charAt(0)</text:span>; <text:s/>//a == "G"<text:line-break/></text:p>
      <text:p text:style-name="code">var b = z.<text:span text:style-name="T4">substring(1, z.length)</text:span>; <text:s/>//b == "alileo Press"<text:line-break/><text:line-break/><text:span text:style-name="T9">v</text:span>ar <text:span text:style-name="T9">text</text:span> = "AXAYAZ"; <text:s/></text:p>
      <text:p text:style-name="code"><text:span text:style-name="T9">text</text:span>.<text:span text:style-name="T4">replace("A", "B")</text:span>;</text:p>
      <text:p text:style-name="code"/>
      <text:p text:style-name="Text_20_body"><text:span text:style-name="Citation"><text:span text:style-name="T7"/></text:span></text:p>
      <text:p text:style-name="Text_20_body"><text:span text:style-name="Citation"><text:span text:style-name="T7"/></text:span></text:p>
      <text:h text:style-name="Heading_20_4" text:outline-level="4"><text:bookmark-start text:name="__RefHeading__2590_1205897651"/><text:soft-page-break/><text:span text:style-name="Citation"><text:span text:style-name="T7">Umwandlungen</text:span></text:span><text:bookmark-end text:name="__RefHeading__2590_1205897651"/></text:h>
      <text:p text:style-name="Text_20_body"><text:span text:style-name="Citation"><text:span text:style-name="T7"/></text:span></text:p>
      <text:p text:style-name="Text_20_body"><text:span text:style-name="Citation"><text:span text:style-name="T7">Zahl → Zechenkette</text:span></text:span></text:p>
      <text:p text:style-name="code">var <text:span text:style-name="T9">a</text:span>nzahl = 8;</text:p>
      <text:p text:style-name="code"><text:span text:style-name="T9">a</text:span>nzahl = <text:span text:style-name="T9">anzahl + </text:span>""; <text:s/>//Zahl in Zeichenkette</text:p>
      <text:p text:style-name="code"/>
      <text:p text:style-name="Standard"/>
      <text:p text:style-name="Standard"/>
      <text:p text:style-name="Standard">Zechenkette → Zahl</text:p>
      <text:p text:style-name="code">var zahl1 = <text:span text:style-name="T4">parseInt</text:span>("47"); <text:s/>//liefert 47 als Zahl</text:p>
      <text:p text:style-name="code"/>
      <text:p text:style-name="code">var zahl2 = <text:span text:style-name="T4">parseFloat</text:span>("47.11"); <text:s/>//liefert 47,11 dezimal</text:p>
      <text:p text:style-name="code"/>
      <text:p text:style-name="Text_20_body"><text:span text:style-name="Citation"><text:span text:style-name="T7"/></text:span></text:p>
      <text:p text:style-name="Text_20_body"><text:span text:style-name="Citation"><text:span text:style-name="T1"/></text:span></text:p>
      <text:h text:style-name="Heading_20_3" text:outline-level="3"><text:bookmark-start text:name="__RefHeading__2592_1205897651"/><text:span text:style-name="Citation"><text:span text:style-name="T1">Kontrollstrukturen</text:span></text:span><text:bookmark-end text:name="__RefHeading__2592_1205897651"/></text:h>
      <text:p text:style-name="Text_20_body"><text:span text:style-name="Citation"><text:span text:style-name="T1">Vgl. C</text:span></text:span></text:p>
      <text:p text:style-name="Text_20_body"><text:span text:style-name="Citation"><text:span text:style-name="T1"/></text:span></text:p>
      <text:p text:style-name="Text_20_body"><text:span text:style-name="Citation"><text:span text:style-name="T1">for...</text:span></text:span></text:p>
      <text:p text:style-name="code">for (var i=0; i&lt;10; i++) {</text:p>
      <text:p text:style-name="code"><text:s text:c="3"/>document.write("Das Quadrat von " + i + " ist: ");</text:p>
      <text:p text:style-name="code"><text:s text:c="3"/>document.write(i*i + "&lt;br /&gt;");</text:p>
      <text:p text:style-name="code">}</text:p>
      <text:p text:style-name="Text_20_body"/>
      <text:p text:style-name="P9">oder mit nodejs</text:p>
      <text:p text:style-name="P9">Datei: for.js</text:p>
      <text:p text:style-name="P20">for (var i=0; i&lt;10; i++) {</text:p>
      <text:p text:style-name="P20"><text:s text:c="3"/><text:span text:style-name="T11">console.log</text:span>("Das Quadrat von " + i + " ist: " <text:span text:style-name="T11">+ i*i</text:span>);</text:p>
      <text:p text:style-name="P20">}</text:p>
      <text:p text:style-name="P9"/>
      <text:p text:style-name="P9"/>
      <text:p text:style-name="Text_20_body">do..while...</text:p>
      <text:p text:style-name="code"/>
      <text:p text:style-name="code">do {</text:p>
      <text:p text:style-name="code"><text:s text:c="3"/>…..</text:p>
      <text:p text:style-name="code">} while (….);</text:p>
      <text:p text:style-name="code"/>
      <text:p text:style-name="Text_20_body"><text:bookmark text:name="Xxx999820"/>Nach dem Durchlauf enthält Zk den Wert BXBYBZ.</text:p>
      <text:p text:style-name="Text_20_body"/>
      <text:p text:style-name="Text_20_body"/>
      <text:p text:style-name="Text_20_body">While...</text:p>
      <text:p text:style-name="code">while (...) {</text:p>
      <text:p text:style-name="code"><text:s text:c="3"/>...</text:p>
      <text:p text:style-name="code">}</text:p>
      <text:p text:style-name="Text_20_body"/>
      <text:p text:style-name="Text_20_body"><text:soft-page-break/></text:p>
      <text:p text:style-name="Text_20_body">if ...</text:p>
      <text:p text:style-name="code"/>
      <text:p text:style-name="P1">if (...) {</text:p>
      <text:p text:style-name="P1"><text:tab/>...;</text:p>
      <text:p text:style-name="P1">}</text:p>
      <text:p text:style-name="code"/>
      <text:p text:style-name="Standard"/>
      <text:p text:style-name="Standard"/>
      <text:p text:style-name="Standard">switch …</text:p>
      <text:p text:style-name="code">var monat = <text:span text:style-name="T4">(new Date()).getMonth()</text:span> + 1;</text:p>
      <text:p text:style-name="code"/>
      <text:p text:style-name="code"><text:span text:style-name="T4">switch (monat) </text:span>{</text:p>
      <text:p text:style-name="code"><text:s text:c="3"/><text:span text:style-name="T4">case 1:</text:span> var m = "Januar"; <text:span text:style-name="T4">break</text:span>;</text:p>
      <text:p text:style-name="code"><text:s text:c="3"/>case 2: var m = "Februar"; break;</text:p>
      <text:p text:style-name="code"><text:s text:c="3"/>case 3: var m = "März"; break;</text:p>
      <text:p text:style-name="code"><text:s text:c="3"/>case 4: var m = "April"; break;</text:p>
      <text:p text:style-name="code"><text:s text:c="3"/>case 5: var m = "Mai"; break;</text:p>
      <text:p text:style-name="code"><text:s text:c="3"/>case 6: var m = "Juni"; break;</text:p>
      <text:p text:style-name="code"><text:s text:c="3"/>case 7: var m = "Juli"; break;</text:p>
      <text:p text:style-name="code"><text:s text:c="3"/>case 8: var m = "August"; break;</text:p>
      <text:p text:style-name="code"><text:s text:c="3"/>case 9: var m = "September"; break;</text:p>
      <text:p text:style-name="code"><text:s text:c="3"/>case 10: var m = "Oktober"; break;</text:p>
      <text:p text:style-name="code"><text:s text:c="3"/>case 11: var m = "November"; break;</text:p>
      <text:p text:style-name="code"><text:s text:c="3"/>case 12: var m = "Dezember"; break;</text:p>
      <text:p text:style-name="code"><text:s text:c="3"/><text:span text:style-name="T4">default</text:span>: var m = "Unbekannter Monat";</text:p>
      <text:p text:style-name="code">}</text:p>
      <text:p text:style-name="code">document.write(m);</text:p>
      <text:p text:style-name="code"/>
      <text:p text:style-name="Standard"/>
      <text:p text:style-name="Standard"/>
      <text:p text:style-name="Standard">try ...catch</text:p>
      <text:p text:style-name="P2">try {</text:p>
      <text:p text:style-name="P2"/>
      <text:p text:style-name="code"><text:s text:c="3"/><text:span text:style-name="T4">throw</text:span> "Meine eigene Fehlermeldung";</text:p>
      <text:p text:style-name="code"/>
      <text:p text:style-name="P2">} catch (ex) {</text:p>
      <text:p text:style-name="P2"><text:s text:c="3"/>window.alert(ex);</text:p>
      <text:p text:style-name="P2">}</text:p>
      <text:p text:style-name="code"/>
      <text:p text:style-name="Standard"/>
      <text:p text:style-name="Standard"/>
      <text:p text:style-name="Standard"/>
      <text:h text:style-name="Heading_20_3" text:outline-level="3"><text:bookmark-start text:name="__RefHeading__2594_1205897651"/>Arrays<text:bookmark-end text:name="__RefHeading__2594_1205897651"/></text:h>
      <text:p text:style-name="Preformatted_20_Text"/>
      <text:p text:style-name="P1">var a = new Array();</text:p>
      <text:p text:style-name="code">a[0] = "";</text:p>
      <text:p text:style-name="code">a[1] = "Januar";</text:p>
      <text:p text:style-name="code">a[2] = "Februar";</text:p>
      <text:p text:style-name="Text_20_body"/>
      <text:p text:style-name="Text_20_body">mit Initialisierung</text:p>
      <text:p text:style-name="P1">var a = new Array("", "Januar", "Februar", "März")</text:p>
      <text:p text:style-name="Text_20_body"><text:soft-page-break/></text:p>
      <text:p text:style-name="Text_20_body">noch kürzer geschrieben</text:p>
      <text:p text:style-name="P1">var a = <text:span text:style-name="T3">["", </text:span>"Januar", "Februar", "März"<text:span text:style-name="T3">]</text:span>;</text:p>
      <text:p text:style-name="Text_20_body"/>
      <text:p text:style-name="Text_20_body">vers. Elemente <text:span text:style-name="T9">möglich</text:span></text:p>
      <text:p text:style-name="code">var a = <text:span text:style-name="T4">[1, 2, 3, "abc"];</text:span></text:p>
      <text:p text:style-name="Text_20_body"/>
      <text:p text:style-name="Text_20_body"/>
      <text:p text:style-name="Text_20_body">anhängen mit push()</text:p>
      <text:p text:style-name="code">var monate = new Array("Januar", "Februar", "März");</text:p>
      <text:p text:style-name="code"/>
      <text:p text:style-name="code"><text:span text:style-name="T4">monate.push</text:span>("April", "Mai", "Juni", "Juli", "August");</text:p>
      <text:p text:style-name="code">monate.push("September", "Oktober", "November", "Dezember");<text:line-break/></text:p>
      <text:p text:style-name="Text_20_body"/>
      <text:p text:style-name="Text_20_body">entfernen mit splice(position, anzahl)</text:p>
      <text:p text:style-name="code">var a = new Array("Januar", "Februar", "März", "April", "Mai", </text:p>
      <text:p text:style-name="code"><text:span text:style-name="T8">"JavaScript", "JScript"</text:span>, "Juni", "Juli", "August", "September");</text:p>
      <text:p text:style-name="code"/>
      <text:p text:style-name="code">//Aufgabe: die Einträge an Position 5 und 6 entfernen</text:p>
      <text:p text:style-name="code"/>
      <text:p text:style-name="P2">a.splice(5, 2);</text:p>
      <text:p text:style-name="code"/>
      <text:p text:style-name="Text_20_body"/>
      <text:p text:style-name="Text_20_body">sortieren</text:p>
      <text:p text:style-name="code">var a = new Array(<text:span text:style-name="T10">1</text:span>1, <text:span text:style-name="T10">1</text:span>3, 5, 7, 1)<text:span text:style-name="T4">.sort()</text:span>;</text:p>
      <text:p text:style-name="code"/>
      <text:p text:style-name="Text_20_body"/>
      <text:p text:style-name="Text_20_body"/>
      <text:p text:style-name="Text_20_body">split</text:p>
      <text:p text:style-name="code">"1<text:span text:style-name="T10">1</text:span>;<text:span text:style-name="T10">2</text:span>2;3<text:span text:style-name="T10">3</text:span>"<text:span text:style-name="T4">.split(";")</text:span>;</text:p>
      <text:p text:style-name="code"/>
      <text:p text:style-name="code"><text:bookmark text:name="Xxx999452"/>liefert folgendes Array zurück:</text:p>
      <text:p text:style-name="code"><text:bookmark text:name="Xxx999453"/>[1<text:span text:style-name="T10">1</text:span>, 2<text:span text:style-name="T10">2</text:span>, 3<text:span text:style-name="T10">3</text:span>]</text:p>
      <text:p text:style-name="Text_20_body"/>
      <text:p text:style-name="Text_20_body"/>
      <text:p text:style-name="Text_20_body"/>
      <text:h text:style-name="Heading_20_3" text:outline-level="3"><text:bookmark-start text:name="__RefHeading__2596_1205897651"/>Funktionen<text:bookmark-end text:name="__RefHeading__2596_1205897651"/></text:h>
      <text:p text:style-name="P11">Alte Schreibweise:</text:p>
      <text:p text:style-name="code"><text:span text:style-name="T4">function</text:span> add(a,b){</text:p>
      <text:p text:style-name="code"><text:tab/>return a+b;</text:p>
      <text:p text:style-name="code">}</text:p>
      <text:p text:style-name="code"/>
      <text:p text:style-name="code">// aufruf</text:p>
      <text:p text:style-name="code">var sum= <text:span text:style-name="T4">add(3,4);</text:span></text:p>
      <text:p text:style-name="code"><text:soft-page-break/></text:p>
      <text:p text:style-name="Text_20_body"/>
      <text:p text:style-name="P11">Neue Schreibweise:</text:p>
      <text:p text:style-name="P11">Datei: add.js</text:p>
      <text:p text:style-name="P22"><text:span text:style-name="T4">var add= function</text:span>(a,b){</text:p>
      <text:p text:style-name="P22"><text:tab/>return a+b;</text:p>
      <text:p text:style-name="P22">}</text:p>
      <text:p text:style-name="P22"/>
      <text:p text:style-name="P22">// aufruf</text:p>
      <text:p text:style-name="P22">var sum= add(3,4);<text:line-break/></text:p>
      <text:p text:style-name="P22">console.log("add(3,4) returns: " + sum);</text:p>
      <text:p text:style-name="P21"/>
      <text:p text:style-name="P12"/>
      <text:p text:style-name="P12"/>
      <text:p text:style-name="Text_20_body"/>
      <text:p text:style-name="Text_20_body">Globale, lokale Variablen</text:p>
      <text:p text:style-name="P2">var a=0;</text:p>
      <text:p text:style-name="P2">var b=0;</text:p>
      <text:p text:style-name="code"/>
      <text:p text:style-name="code"><text:span text:style-name="T4">function</text:span> test() {</text:p>
      <text:p text:style-name="code"><text:s text:c="3"/><text:span text:style-name="T4">a++</text:span>; <text:s/>//Zugriff auf <text:span text:style-name="T6">globale</text:span> Variable a<text:line-break/></text:p>
      <text:p text:style-name="code"><text:s text:c="3"/><text:span text:style-name="T4">var b=1</text:span>; <text:s/>//Neue lokale Variable. Sie</text:p>
      <text:p text:style-name="code"><text:s text:c="13"/>//hat mit der globalen Variablen b nichts zu tun<text:line-break/></text:p>
      <text:p text:style-name="code"><text:s text:c="3"/>var c=0; <text:s/>//Neue lokale Variable</text:p>
      <text:p text:style-name="code">}</text:p>
      <text:p text:style-name="code"/>
      <text:p text:style-name="Text_20_body"/>
      <text:p text:style-name="Text_20_body"/>
      <text:p text:style-name="Text_20_body"/>
      <text:p text:style-name="Text_20_body">anonyme Funktionen</text:p>
      <text:p text:style-name="code"><text:span text:style-name="T4">var ersetzeZeichen = function</text:span>(Zeichenkette, Position, Neu<text:span text:style-name="T10">esZeichen</text:span>) {</text:p>
      <text:p text:style-name="code"><text:s text:c="3"/>var neueZ = Zeichenkette.substring(0, Position);</text:p>
      <text:p text:style-name="code"/>
      <text:p text:style-name="code"><text:s text:c="3"/>neueZ += Neu<text:span text:style-name="T10">esZeichen</text:span>;</text:p>
      <text:p text:style-name="code"/>
      <text:p text:style-name="code"><text:s text:c="3"/>neueZ += Zeichenkette.substring(Position+1,</text:p>
      <text:p text:style-name="code"><text:s text:c="6"/>Zeichenkette.length);</text:p>
      <text:p text:style-name="code"/>
      <text:p text:style-name="code"><text:s text:c="3"/>return neueZ;</text:p>
      <text:p text:style-name="code">}</text:p>
      <text:p text:style-name="code"/>
      <text:p text:style-name="Standard"/>
      <text:p text:style-name="Standard">Die Funktion selbst hat keinen Namen. Sie ist also eine anonyme Funktion.</text:p>
      <text:p text:style-name="Standard"/>
      <text:p text:style-name="Standard">Sie kann hier mit:</text:p>
      <text:p text:style-name="code">ersetzeZeichen("hallo", 1, "e");</text:p>
      <text:p text:style-name="Standard">aufgerufen werden.</text:p>
      <text:p text:style-name="Standard"/>
      <text:p text:style-name="Standard"><text:soft-page-break/>Beachten Sie aber, dass ersetzeZeichen keine Funktion, sondern eine Variable ist. Dies kann sehr nützlich sein. Sehen Sie dazu die folgenden Kapitel.</text:p>
      <text:p text:style-name="Standard"><text:s/></text:p>
      <text:h text:style-name="Heading_20_3" text:outline-level="3"><text:bookmark-start text:name="__RefHeading__1407_1807165772"/>Callbacks<text:bookmark-end text:name="__RefHeading__1407_1807165772"/></text:h>
      <text:p text:style-name="P9">Datei: callback.js</text:p>
      <text:p text:style-name="P9">run: node callback.js</text:p>
      <text:p text:style-name="P19">var calc= function(<text:span text:style-name="T6">callback</text:span>){</text:p>
      <text:p text:style-name="P19"><text:tab/>var result=0;</text:p>
      <text:p text:style-name="P19"><text:tab/>for (var i=1; i &lt;= 1000; i++)</text:p>
      <text:p text:style-name="P19"><text:tab/><text:tab/>result += i*i;</text:p>
      <text:p text:style-name="P19"><text:tab/> </text:p>
      <text:p text:style-name="P19"><text:tab/><text:span text:style-name="T6">callback</text:span> (result);</text:p>
      <text:p text:style-name="P19">}</text:p>
      <text:p text:style-name="P19"/>
      <text:p text:style-name="P19"/>
      <text:p text:style-name="P19">var cb= function(data){</text:p>
      <text:p text:style-name="P19"><text:tab/>console.log(data);</text:p>
      <text:p text:style-name="P19">}</text:p>
      <text:p text:style-name="P19"/>
      <text:p text:style-name="P19">calc(<text:span text:style-name="T6">cb</text:span>);</text:p>
      <text:p text:style-name="code"/>
      <text:p text:style-name="Standard"/>
      <text:p text:style-name="P3"/>
      <text:h text:style-name="Heading_20_3" text:outline-level="3"><text:bookmark-start text:name="__RefHeading__1409_1807165772"/>Callback als Parameter<text:bookmark-end text:name="__RefHeading__1409_1807165772"/></text:h>
      <text:p text:style-name="P3">Hier ein etwas komplexeres Beispiel, das von einer URL ein Dokument lädt. Da der Ladevorgang länger dauern kann, wird beim Aufruf der Funktion eine anonyme Funktion mitgegeben, die per Callback aktiviert wird, sobald die Daten angekommen sind.</text:p>
      <text:p text:style-name="P3"/>
      <text:p text:style-name="P3"/>
      <text:p text:style-name="P3">Datei: callback-httpRequest.<text:span text:style-name="T13">html</text:span></text:p>
      <text:p text:style-name="code">&lt;!DOCTYPE html&gt;</text:p>
      <text:p text:style-name="code">&lt;html&gt;</text:p>
      <text:p text:style-name="code">&lt;head&gt;</text:p>
      <text:p text:style-name="code">&lt;title&gt;Callback-httpRequest&lt;/title&gt;</text:p>
      <text:p text:style-name="code">&lt;/head&gt;</text:p>
      <text:p text:style-name="code"/>
      <text:p text:style-name="code">&lt;body&gt;</text:p>
      <text:p text:style-name="code">&lt;h1&gt;Callback-httpRequest&lt;/h1&gt;</text:p>
      <text:p text:style-name="P23"/>
      <text:p text:style-name="P23">&lt;script language="javascript"&gt;</text:p>
      <text:p text:style-name="P23">&lt;!-- </text:p>
      <text:p text:style-name="P23">var getURL= function(url, <text:span text:style-name="T6">callback</text:span>){</text:p>
      <text:p text:style-name="P23"><text:tab/>var httpRequest;</text:p>
      <text:p text:style-name="P23"><text:tab/></text:p>
      <text:p text:style-name="P23"><text:tab/>httpRequest= new XMLHttpRequest();</text:p>
      <text:p text:style-name="P23"><text:tab/></text:p>
      <text:p text:style-name="P23"><text:tab/>httpRequest.open('GET' , url, true);</text:p>
      <text:p text:style-name="P23"><text:tab/>httpRequest.send();</text:p>
      <text:p text:style-name="P23"><text:tab/></text:p>
      <text:p text:style-name="P23"/>
      <text:p text:style-name="P23"><text:tab/>httpRequest.onreadystatechange = function(){</text:p>
      <text:p text:style-name="P23"><text:tab/><text:tab/>if (httpRequest.readyState===4 &amp;&amp;</text:p>
      <text:p text:style-name="P23"><text:soft-page-break/><text:tab/><text:tab/><text:tab/>httpRequest.status===200)</text:p>
      <text:p text:style-name="P23"><text:tab/><text:tab/><text:tab/></text:p>
      <text:p text:style-name="P23"><text:tab/><text:tab/><text:tab/><text:span text:style-name="T6">callback</text:span>(httpRequest.responseText);</text:p>
      <text:p text:style-name="P23"><text:tab/>};</text:p>
      <text:p text:style-name="P23"/>
      <text:p text:style-name="P23">}</text:p>
      <text:p text:style-name="P23"/>
      <text:p text:style-name="P23"/>
      <text:p text:style-name="P23">getURL("/home/tawes1h.csv" , <text:span text:style-name="T6">function(data) {</text:span></text:p>
      <text:p text:style-name="P16"><text:tab/>alert(data);</text:p>
      <text:p text:style-name="P23"><text:span text:style-name="T6">}</text:span>);</text:p>
      <text:p text:style-name="P23"/>
      <text:p text:style-name="P23">--&gt;</text:p>
      <text:p text:style-name="P23">&lt;/script&gt;</text:p>
      <text:p text:style-name="P23"/>
      <text:p text:style-name="code"/>
      <text:p text:style-name="code">&lt;/body&gt;</text:p>
      <text:p text:style-name="code">&lt;/html&gt;</text:p>
      <text:p text:style-name="code"/>
      <text:p text:style-name="P3"/>
      <text:p text:style-name="P3"/>
      <text:p text:style-name="P4">starten Sie diese Seite via <text:a xlink:type="simple" xlink:href="http://localhost/home/callback-httpRequest.html">http://localhost/home/</text:a><text:a xlink:type="simple" xlink:href="http://localhost/home/callback-httpRequest.html"><text:span text:style-name="T12">callback-httpRequest.</text:span></text:a><text:a xlink:type="simple" xlink:href="http://localhost/home/callback-httpRequest.html">html</text:a></text:p>
      <text:p text:style-name="P4"/>
      <text:p text:style-name="P4">Die Datei tawes1h.csv muss im selben Ordner liegen.</text:p>
      <text:p text:style-name="P4">(siehe: <text:a xlink:type="simple" xlink:href="http://www.zamg.ac.at/ogd/">http://www.zamg.ac.at/ogd/</text:a> )</text:p>
      <text:p text:style-name="P3"/>
      <text:p text:style-name="P3"/>
      <text:p text:style-name="P3"/>
      <text:p text:style-name="Standard"/>
      <text:p text:style-name="Standard"/>
      <text:h text:style-name="Heading_20_3" text:outline-level="3"><text:bookmark-start text:name="__RefHeading__2673_1205897651"/>Objekte (vgl. Kap. 13)<text:bookmark-end text:name="__RefHeading__2673_1205897651"/></text:h>
      <text:list xml:id="list212320252390430" text:continue-list="list8988109274008584146" text:style-name="List_20_3">
        <text:list-item>
          <text:p text:style-name="P7"><text:span text:style-name="T15">Einfache Darstellung von Objekten:</text:span></text:p>
        </text:list-item>
      </text:list>
      <text:p text:style-name="P13"/>
      <text:p text:style-name="P18">var ich= </text:p>
      <text:p text:style-name="P18"><text:span text:style-name="T3">{</text:span></text:p>
      <text:p text:style-name="P2"><text:tab/>name: 'Max Mustermann',</text:p>
      <text:p text:style-name="P2"><text:tab/>alter: 42,</text:p>
      <text:p text:style-name="P25"><text:tab/>toString: function (){return "Hallo " + this.name;}</text:p>
      <text:p text:style-name="P1"><text:span text:style-name="T3">}</text:span>;</text:p>
      <text:p text:style-name="P1"/>
      <text:p text:style-name="P17">console.log(ich.toString());</text:p>
      <text:p text:style-name="P17"/>
      <text:p text:style-name="P17">ich.name="Max Wiese";</text:p>
      <text:p text:style-name="P17">console.log(ich.toString());</text:p>
      <text:p text:style-name="P17"/>
      <text:p text:style-name="Text_20_body"/>
      <text:p text:style-name="P13">Mit </text:p>
      <text:p text:style-name="code">ich.status= "verheiratet";</text:p>
      <text:p text:style-name="P13">kann man das Objekt erweitern.</text:p>
      <text:p text:style-name="P13"/>
      <text:p text:style-name="P13"/>
      <text:list xml:id="list212320207208998" text:continue-numbering="true" text:style-name="List_20_3">
        <text:list-item>
          <text:p text:style-name="P7"><text:soft-page-break/><text:span text:style-name="T15">Eine weitere Art der Erzeugung von Klassen:</text:span></text:p>
        </text:list-item>
      </text:list>
      <text:p text:style-name="Text_20_body">Das Schlüsselwort function wird zur Definition von eigenen Objekten verwendet:</text:p>
      <text:p text:style-name="Text_20_body">Der Operator new wird verwendet, um ein Objekt zu erzeugen und den Konstruktor aufzurufen.</text:p>
      <text:p text:style-name="Text_20_body">Das Schlüsselwort this wird verwendet, um auf das Objekt selbst verweisen zu können.</text:p>
      <text:p text:style-name="Text_20_body"/>
      <text:p text:style-name="code">function Buch(pTitel, pVerlag, pSeiten, pFarbe, pArt){</text:p>
      <text:p text:style-name="code">// Eigenschafen</text:p>
      <text:p text:style-name="code"><text:tab/>this.Titel <text:s text:c="6"/>= pTitel;</text:p>
      <text:p text:style-name="code"><text:tab/>this.Verlag <text:s text:c="5"/>= pVerlag;</text:p>
      <text:p text:style-name="code"><text:tab/>this.Seiten <text:s text:c="5"/>= pSeiten;</text:p>
      <text:p text:style-name="code"><text:tab/>this.Farbe <text:s text:c="6"/>= pFarbe;</text:p>
      <text:p text:style-name="code"><text:tab/>this.Art <text:s text:c="8"/>= pArt;</text:p>
      <text:p text:style-name="code"><text:tab/>this.SeiteOffen <text:s/>= 0;</text:p>
      <text:p text:style-name="code"/>
      <text:p text:style-name="code">// Methoden</text:p>
      <text:p text:style-name="code"><text:tab/>this.zuschlagen <text:s/>= function () { istOffen=false};</text:p>
      <text:p text:style-name="code"/>
      <text:p text:style-name="code"><text:tab/>this.aufschlagen = function (pSeite) {</text:p>
      <text:p text:style-name="code"><text:tab/><text:tab/>if (pSeite&gt;=1 &amp;&amp; pSeite &lt;= pSeiten)</text:p>
      <text:p text:style-name="code"><text:tab/><text:tab/><text:tab/>SeiteOffen= pSeite;</text:p>
      <text:p text:style-name="code"><text:tab/><text:tab/>else</text:p>
      <text:p text:style-name="code"><text:tab/><text:tab/><text:tab/>SeiteOffen=0;<text:tab/></text:p>
      <text:p text:style-name="code"><text:tab/>};</text:p>
      <text:p text:style-name="code"/>
      <text:p text:style-name="code"/>
      <text:p text:style-name="code"><text:tab/>this.toString= function(){</text:p>
      <text:p text:style-name="code"><text:tab/><text:tab/>var ret;</text:p>
      <text:p text:style-name="code"><text:tab/><text:tab/>ret="DAS BUCH: ";</text:p>
      <text:p text:style-name="code"><text:tab/><text:tab/>ret += this.Titel <text:s text:c="6"/>+ "\n";</text:p>
      <text:p text:style-name="code"><text:tab/><text:tab/>ret += this.Verlag <text:s text:c="5"/>+ "\n"; <text:s text:c="3"/></text:p>
      <text:p text:style-name="code"><text:tab/><text:tab/>ret += this.Seiten <text:s text:c="5"/>+ "\n"; <text:s text:c="2"/></text:p>
      <text:p text:style-name="code"><text:tab/><text:tab/>ret += this.Farbe <text:s text:c="6"/>+ "\n"; <text:s text:c="2"/></text:p>
      <text:p text:style-name="code"><text:tab/><text:tab/>ret += this.Art <text:s text:c="8"/>+ "\n"; <text:s/></text:p>
      <text:p text:style-name="code"><text:tab/><text:tab/>ret += this.SeiteOffen <text:s/>+ "\n";</text:p>
      <text:p text:style-name="code"><text:tab/><text:tab/></text:p>
      <text:p text:style-name="code"><text:tab/><text:tab/>return "&lt;p&gt;" + ret + "&lt;/p&gt;";</text:p>
      <text:p text:style-name="code"><text:tab/><text:tab/></text:p>
      <text:p text:style-name="code"><text:tab/>}</text:p>
      <text:p text:style-name="code">}</text:p>
      <text:p text:style-name="Text_20_body">Hier sehen Sie, dass anonyme Funktionen für die Methoden verwendet werden.</text:p>
      <text:p text:style-name="Text_20_body"/>
      <text:p text:style-name="Text_20_body"/>
      <text:p text:style-name="Text_20_body">Objekt anlegen und verwenden</text:p>
      <text:p text:style-name="code"><text:span text:style-name="T14">var </text:span>diesesBuch = new Buch("JavaScript Workshop",</text:p>
      <text:p text:style-name="code"><text:tab/>"Addison Wesley", 300,</text:p>
      <text:p text:style-name="code"><text:tab/>"gelb", "Taschenbuch");</text:p>
      <text:p text:style-name="code"/>
      <text:p text:style-name="code">document.write (diesesBuch.toString());</text:p>
      <text:p text:style-name="Standard"/>
      <text:p text:style-name="Standard"/>
      <text:p text:style-name="Standard">Objekt mit Eigenschaften oder Methoden erweitern mit prototype</text:p>
      <text:p text:style-name="P1"><text:soft-page-break/>//Für nur ein Objekt</text:p>
      <text:p text:style-name="code">nocheinBuch.Autor ="S. Mintert";</text:p>
      <text:p text:style-name="code"/>
      <text:p text:style-name="code"/>
      <text:p text:style-name="code">// <text:span text:style-name="T6">Für alle Objekte</text:span></text:p>
      <text:p text:style-name="code"><text:span text:style-name="T4">Buch</text:span>.<text:span text:style-name="T4">prototype</text:span>.Autor="kenne ich nicht";</text:p>
      <text:p text:style-name="code"/>
      <text:p text:style-name="Standard"/>
      <text:p text:style-name="Standard"/>
      <text:h text:style-name="Heading_20_3" text:outline-level="3"><text:bookmark-start text:name="__RefHeading__1411_1807165772"/>Vererbung<text:bookmark-end text:name="__RefHeading__1411_1807165772"/></text:h>
      <text:p text:style-name="P14">Datei: vererbung2.js</text:p>
      <text:p text:style-name="code">//Die Basisklasse Person:</text:p>
      <text:p text:style-name="code">function Person (pname, palter){</text:p>
      <text:p text:style-name="code"><text:tab/>this.name= pname;</text:p>
      <text:p text:style-name="code"><text:tab/>this.alter= palter;</text:p>
      <text:p text:style-name="code">}</text:p>
      <text:p text:style-name="code"/>
      <text:p text:style-name="code">//Die Unterklasse Arbeiter:</text:p>
      <text:p text:style-name="code">function Arbeiter (pStundenlohn, pStunden){</text:p>
      <text:p text:style-name="code"><text:tab/>this.stundenlohn= pStundenlohn;</text:p>
      <text:p text:style-name="code"><text:tab/>this.stunden= pStunden;</text:p>
      <text:p text:style-name="code"><text:tab/>this.getGehalt= function(){ return this.stunden * this.stundenlohn;}</text:p>
      <text:p text:style-name="code">}</text:p>
      <text:p text:style-name="code"/>
      <text:p text:style-name="code">//Vererbung:</text:p>
      <text:p text:style-name="code">Arbeiter.prototype.person= new Person("unknown", 99);</text:p>
      <text:p text:style-name="code"/>
      <text:p text:style-name="code"/>
      <text:p text:style-name="code">// Objekte erzeugen</text:p>
      <text:p text:style-name="code">var du= new Arbeiter(200,40);</text:p>
      <text:p text:style-name="code">console.log(du);</text:p>
      <text:p text:style-name="code">console.log(du.person);</text:p>
      <text:p text:style-name="code">console.log("Du verdienst " + du.getGehalt());</text:p>
      <text:p text:style-name="code"/>
      <text:p text:style-name="code"/>
      <text:p text:style-name="code"/>
      <text:p text:style-name="code">var ich= new Arbeiter(100,40);</text:p>
      <text:p text:style-name="code">ich.person.name="Susi";</text:p>
      <text:p text:style-name="code">ich.person.alter=22;</text:p>
      <text:p text:style-name="code"/>
      <text:p text:style-name="code">console.log(ich);</text:p>
      <text:p text:style-name="code">console.log(ich.person);</text:p>
      <text:p text:style-name="code">console.log("Ich verdiene " + ich.getGehalt());</text:p>
      <text:p text:style-name="code"/>
      <text:p text:style-name="P14"/>
      <text:p text:style-name="P5">Ausgabe:</text:p>
      <text:p text:style-name="P5"/>
      <text:p text:style-name="P5">node vererbung2.js </text:p>
      <text:p text:style-name="P5">{ stundenlohn: 200, stunden: 40, getGehalt: [Function] }</text:p>
      <text:p text:style-name="P5">{ name: 'unknown', alter: 99 }</text:p>
      <text:p text:style-name="P5">Du verdienst 8000</text:p>
      <text:p text:style-name="P5">{ stundenlohn: 100, stunden: 40, getGehalt: [Function] }</text:p>
      <text:p text:style-name="P5">{ name: 'Susi', alter: 22 }</text:p>
      <text:p text:style-name="P5"><text:soft-page-break/>Ich verdiene 4000</text:p>
      <text:p text:style-name="P5"/>
      <text:p text:style-name="Standard"/>
      <text:p text:style-name="Standard"/>
      <text:h text:style-name="Heading_20_2" text:outline-level="2"><text:bookmark-start text:name="__RefHeading__2675_1205897651"/>Nützliches: Datum, Zufall, Fenster<text:bookmark-end text:name="__RefHeading__2675_1205897651"/></text:h>
      <text:p text:style-name="Standard"/>
      <text:p text:style-name="Standard"><text:a xlink:type="simple" xlink:href="http://openbook.galileocomputing.de/javascript_ajax/05_datum_001.htm">http://openbook.galileocomputing.de/javascript_ajax/05_datum_001.htm</text:a></text:p>
      <text:p text:style-name="Standard"/>
      <text:p text:style-name="Standard"><text:a xlink:type="simple" xlink:href="http://openbook.galileocomputing.de/javascript_ajax/06_zufall_001.htm">http://openbook.galileocomputing.de/javascript_ajax/06_zufall_001.htm</text:a></text:p>
      <text:p text:style-name="Standard"/>
      <text:p text:style-name="Standard"><text:a xlink:type="simple" xlink:href="http://openbook.galileocomputing.de/javascript_ajax/08_fenster_001.htm">http://openbook.galileocomputing.de/javascript_ajax/08_fenster_001.htm</text:a></text:p>
      <text:p text:style-name="Standard"/>
      <text:p text:style-name="Standard"/>
      <text:p text:style-name="code">alert("Warnung: ...");</text:p>
      <text:p text:style-name="Standard"/>
      <text:p text:style-name="Standard"/>
      <text:p text:style-name="code">if (confirm('Sind Sie der Meinung OK oder Abbrechen') == true)</text:p>
      <text:p text:style-name="code"><text:tab/>// OK</text:p>
      <text:p text:style-name="code"><text:tab/></text:p>
      <text:p text:style-name="Standard"><text:tab/></text:p>
      <text:p text:style-name="Standard"/>
      <text:p text:style-name="code">var benutzername = prompt("Wie heißen Sie?", "&lt;Ihr Name&gt;");</text:p>
      <text:p text:style-name="code">if (benutzername) {</text:p>
      <text:p text:style-name="code"><text:s text:c="3"/>alert("Guten Tag, Herr/Frau " + benutzername);</text:p>
      <text:p text:style-name="code">}</text:p>
      <text:p text:style-name="code"/>
      <text:p text:style-name="Standard"/>
      <text:p text:style-name="Standard"/>
      <text:p text:style-name="Standard"/>
      <text:p text:style-name="Standard"/>
      <text:p text:style-name="Standard"/>
      <text:h text:style-name="Heading_20_2" text:outline-level="2"><text:bookmark-start text:name="__RefHeading__2677_1205897651"/><text:span text:style-name="T16">+</text:span>Formulare<text:bookmark-end text:name="__RefHeading__2677_1205897651"/></text:h>
      <text:p text:style-name="Text_20_body"><text:a xlink:type="simple" xlink:href="http://openbook.galileocomputing.de/javascript_ajax/09_formulare_001.htm">http://openbook.galileocomputing.de/javascript_ajax/09_formulare_001.htm</text:a></text:p>
      <text:p text:style-name="Text_20_body"/>
      <text:p text:style-name="Standard">Ordner: 03-js-formulare</text:p>
      <text:p text:style-name="Standard"/>
      <text:p text:style-name="Standard">Datei: index.html</text:p>
      <text:p text:style-name="code">&lt;html&gt;</text:p>
      <text:p text:style-name="code">&lt;head&gt;</text:p>
      <text:p text:style-name="code">&lt;title&gt;Formular-Überprüfung&lt;/title&gt;</text:p>
      <text:p text:style-name="code">&lt;script type="text/javascript"&gt;&lt;!--</text:p>
      <text:p text:style-name="code">function pruefen() {</text:p>
      <text:p text:style-name="code"><text:s text:c="3"/>var f = document.forms[0];</text:p>
      <text:p text:style-name="code"><text:s text:c="3"/>var fehler = ""; <text:s/>//enthält die Bezeichnungen</text:p>
      <text:p text:style-name="code"><text:s text:c="21"/>//der nicht ausgefüllten Felder</text:p>
      <text:p text:style-name="code"><text:s text:c="3"/>// *** Überprüfung auf vollständige Ausfüllung</text:p>
      <text:p text:style-name="code"><text:s text:c="3"/>while (f.Vorname.value == "") {</text:p>
      <text:p text:style-name="code"><text:s text:c="6"/>var vorname = prompt("Bitte geben Sie Ihren Vornamen ein!");</text:p>
      <text:p text:style-name="code"><text:s text:c="6"/>if (vorname) {</text:p>
      <text:p text:style-name="code"><text:s text:c="9"/>f.Vorname.value = vorname;</text:p>
      <text:p text:style-name="code"><text:s text:c="6"/>}</text:p>
      <text:p text:style-name="code"><text:s text:c="3"/>}</text:p>
      <text:p text:style-name="code"><text:soft-page-break/><text:s text:c="3"/>while (f.Nachname.value == "") {</text:p>
      <text:p text:style-name="code"><text:s text:c="6"/>var nachname = prompt("Bitte geben Sie Ihren Nachnamen ein!");</text:p>
      <text:p text:style-name="code"><text:s text:c="7"/>if (nachname) {</text:p>
      <text:p text:style-name="code"><text:s text:c="9"/>f.Nachname.value = nachname;</text:p>
      <text:p text:style-name="code"><text:s text:c="6"/>}</text:p>
      <text:p text:style-name="code"><text:s text:c="3"/>}</text:p>
      <text:p text:style-name="code"><text:s text:c="3"/>while (f.Email.value == "") {</text:p>
      <text:p text:style-name="code"><text:s text:c="6"/>var email = prompt("Bitte geben Sie Ihre E-Mail-Adresse ein!");</text:p>
      <text:p text:style-name="code"><text:s text:c="6"/>if (email) {</text:p>
      <text:p text:style-name="code"><text:s text:c="9"/>f.Email.value = email;</text:p>
      <text:p text:style-name="code"><text:s text:c="6"/>}</text:p>
      <text:p text:style-name="code"><text:s text:c="3"/>}</text:p>
      <text:p text:style-name="code"><text:s text:c="3"/>if (!(f.Geschlecht[0].checked || f.Geschlecht[1]</text:p>
      <text:p text:style-name="code"><text:s text:c="3"/>.checked)) {</text:p>
      <text:p text:style-name="code"><text:s text:c="6"/>fehler += "Geschlecht ";</text:p>
      <text:p text:style-name="code"><text:s text:c="3"/>}</text:p>
      <text:p text:style-name="code"><text:s text:c="3"/>if (!f.Flash.checked &amp;&amp; !f.JavaScript.checked &amp;&amp;</text:p>
      <text:p text:style-name="code"><text:s text:c="3"/>!f.ActionScript.checked) {</text:p>
      <text:p text:style-name="code"><text:s text:c="6"/>fehler += "Lieblingsbuch ";</text:p>
      <text:p text:style-name="code"><text:s text:c="3"/>}</text:p>
      <text:p text:style-name="code"/>
      <text:p text:style-name="code"><text:s text:c="3"/>if (f.Cover.selectedIndex==0) {</text:p>
      <text:p text:style-name="code"><text:s text:c="6"/>fehler += "Cover ";</text:p>
      <text:p text:style-name="code"><text:s text:c="3"/>}</text:p>
      <text:p text:style-name="code"><text:s text:c="3"/>// *** Gegebenenfalls Fehlermeldung</text:p>
      <text:p text:style-name="code"><text:s text:c="3"/>if (fehler != "") {</text:p>
      <text:p text:style-name="code"><text:s text:c="6"/>var fehlertext = "Die folgenden Felder wurden nicht vollständig ausgefüllt:\n";</text:p>
      <text:p text:style-name="code"><text:s text:c="6"/>fehlertext += fehler;</text:p>
      <text:p text:style-name="code"><text:s text:c="6"/>alert(fehlertext);</text:p>
      <text:p text:style-name="code"><text:s text:c="6"/>return false;</text:p>
      <text:p text:style-name="code"><text:s text:c="3"/>}</text:p>
      <text:p text:style-name="code"><text:s text:c="3"/>return true;</text:p>
      <text:p text:style-name="code">}</text:p>
      <text:p text:style-name="code">//--&gt;&lt;/script&gt;</text:p>
      <text:p text:style-name="code">&lt;/head&gt;</text:p>
      <text:p text:style-name="code">&lt;body&gt;</text:p>
      <text:p text:style-name="code">&lt;h1&gt;Anmeldeformular&lt;/h1&gt;</text:p>
      <text:p text:style-name="code">&lt;form action="#" name="Fragebogen"</text:p>
      <text:p text:style-name="code">onsubmit="return pruefen()"&gt;</text:p>
      <text:p text:style-name="code">Vorname: &lt;input type="text" name="Vorname" /&gt;&lt;br /&gt;</text:p>
      <text:p text:style-name="code">Nachname: &lt;input type="text" name="Nachname" /&gt;&lt;br /&gt;</text:p>
      <text:p text:style-name="code">E-Mail-Adresse: &lt;input type="text" name="Email" /&gt;&lt;br /&gt;</text:p>
      <text:p text:style-name="code">&lt;input type="radio" name="Geschlecht" value="m" /&gt;</text:p>
      <text:p text:style-name="code">männlich |</text:p>
      <text:p text:style-name="code"><text:s text:c="3"/>&lt;input type="radio" name="Geschlecht" value="w" /&gt;</text:p>
      <text:p text:style-name="code"><text:s text:c="3"/>weiblich&lt;br /&gt;</text:p>
      <text:p text:style-name="code">Welche Bücher von Galileo Press besitzen Sie?&lt;br /&gt;</text:p>
      <text:p text:style-name="code"><text:s text:c="3"/>&lt;input type="checkbox" name="Flash" /&gt; Flash |</text:p>
      <text:p text:style-name="code"><text:s text:c="3"/>&lt;input type="checkbox" name="JavaScript"&gt; JavaScript |</text:p>
      <text:p text:style-name="code"><text:s text:c="3"/>&lt;input type="checkbox" name="ActionScript"&gt;</text:p>
      <text:p text:style-name="code"><text:s text:c="3"/>Einstieg in ActionScript&lt;br /&gt;</text:p>
      <text:p text:style-name="code">Welches der Bücher hat das schönste Cover?</text:p>
      <text:p text:style-name="code"><text:s text:c="3"/>&lt;select name="Cover"&gt;</text:p>
      <text:p text:style-name="code"><text:s text:c="3"/>&lt;option&gt;Bitte wählen&lt;/option&gt;</text:p>
      <text:p text:style-name="code"><text:s text:c="3"/>&lt;option value="Flash"&gt;Flash&lt;/option&gt;</text:p>
      <text:p text:style-name="code"><text:soft-page-break/><text:s text:c="3"/>&lt;option value="JavaScript"&gt;JavaScript&lt;/option&gt;</text:p>
      <text:p text:style-name="code"><text:s text:c="3"/>&lt;option value="ActionScript"&gt;Einstieg in ActionScript</text:p>
      <text:p text:style-name="code">&lt;/option&gt;</text:p>
      <text:p text:style-name="code"><text:s text:c="3"/>&lt;/select&gt;&lt;br /&gt;</text:p>
      <text:p text:style-name="code">&lt;input type="submit" value="Absenden" /&gt;</text:p>
      <text:p text:style-name="code">&lt;input type="reset" value="Formular löschen" /&gt;</text:p>
      <text:p text:style-name="code">&lt;/form&gt;</text:p>
      <text:p text:style-name="code">&lt;/body&gt;</text:p>
      <text:p text:style-name="code">&lt;/html&gt;</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background-image/>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New" fo:font-family="'Courier New'" style:font-style-name="Standard" style:font-family-generic="modern" style:font-pitch="fixed"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margin-top="0cm" fo:margin-bottom="0cm" style:contextual-spacing="false"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style: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Heading_20_4" style:display-name="Heading 4" style:family="paragraph" style:parent-style-name="Heading_20_3" style:next-style-name="Text_20_body" style:default-outline-level="4" style:class="text">
      <style:text-properties style:font-name="Verdana2" fo:font-family="Verdana" style:font-style-name="Standard" style:font-family-generic="swiss" style:font-pitch="variable" fo:font-size="85%"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font-name-complex="Courier New2"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text:file-name text:display="name-and-extension">javascript.odt</text:file-name><text:tab/>Arbeitsunterlage</text:p>
      </style:header>
      <style:footer>
        <text:p text:style-name="Footer">Informatik<text:tab/><text:tab/><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MacOSX_x86 LibreOffice_project/70feb7d99726f064edab4605a8ab840c50ec57a</meta:generator>
    <meta:creation-date>2013-09-10T08:20:20</meta:creation-date>
    <meta:editing-cycles>24</meta:editing-cycles>
    <meta:editing-duration>PT7H44M1S</meta:editing-duration>
    <meta:initial-creator>Anton Hofmann</meta:initial-creator>
    <dc:date>2014-02-10T21:23:18.100470000</dc:date>
    <dc:creator>Anton Hofmann</dc:creator>
    <meta:document-statistic meta:table-count="0" meta:image-count="0" meta:object-count="0" meta:page-count="14" meta:paragraph-count="454" meta:word-count="1594" meta:character-count="12413" meta:non-whitespace-character-count="10737"/>
    <meta:user-defined meta:name="Info 1"/>
    <meta:user-defined meta:name="Info 2"/>
    <meta:user-defined meta:name="Info 3"/>
    <meta:user-defined meta:name="Info 4"/>
    <meta:template xlink:type="simple" xlink:actuate="onRequest" xlink:title="arbeitsunterlage" xlink:href="../../../../../../htl/ab/meineVorlagen/arbeitsunterlage.ott" meta:date="2013-09-10T08:20:19"/>
  </office:meta>
</office:document-meta>
</file>